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813in" svg:height="5.8142in" svg:x="4.5945in" svg:y="1.6209in">
            <draw:object draw:notify-on-update-of-ranges="Sheet1.B1:Sheet1.B1 Sheet1.B2:Sheet1.B41 Sheet1.D1:Sheet1.D1 Sheet1.D2:Sheet1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Computed</text:p>
          </table:table-cell>
          <table:table-cell/>
          <table:table-cell office:value-type="string" calcext:value-type="string">
            <text:p>Estim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LOG([.B2]/[.B$2])/[.A2]" office:value-type="float" office:value="0" calcext:value-type="float">
            <text:p>0</text:p>
          </table:table-cell>
          <table:table-cell table:formula="of:=[.B$2]*POWER(10; AVERAGE([.C$3:.C$24])*[.A2])" office:value-type="float" office:value="71.3638674983284" calcext:value-type="float">
            <text:p>71.3638674983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LOG([.B3]/[.B$2])/[.A3]" office:value-type="float" office:value="0.147713059072991" calcext:value-type="float">
            <text:p>0.147713059072991</text:p>
          </table:table-cell>
          <table:table-cell table:formula="of:=[.B$2]*POWER(10; AVERAGE([.C$3:.C$24])*[.A3])" office:value-type="float" office:value="130.584656008179" calcext:value-type="float">
            <text:p>130.5846560081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formula="of:=LOG([.B4]/[.B$2])/[.A4]" office:value-type="float" office:value="0.197875607930367" calcext:value-type="float">
            <text:p>0.197875607930367</text:p>
          </table:table-cell>
          <table:table-cell table:formula="of:=[.B$2]*POWER(10; AVERAGE([.C$3:.C$24])*[.A4])" office:value-type="float" office:value="238.949386889293" calcext:value-type="float">
            <text:p>238.949386889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  <table:table-cell table:formula="of:=LOG([.B5]/[.B$2])/[.A5]" office:value-type="float" office:value="0.223308808080072" calcext:value-type="float">
            <text:p>0.223308808080072</text:p>
          </table:table-cell>
          <table:table-cell table:formula="of:=[.B$2]*POWER(10; AVERAGE([.C$3:.C$24])*[.A5])" office:value-type="float" office:value="437.239804737804" calcext:value-type="float">
            <text:p>437.239804737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9" calcext:value-type="float">
            <text:p>609</text:p>
          </table:table-cell>
          <table:table-cell table:formula="of:=LOG([.B6]/[.B$2])/[.A6]" office:value-type="float" office:value="0.238710537121275" calcext:value-type="float">
            <text:p>0.238710537121275</text:p>
          </table:table-cell>
          <table:table-cell table:formula="of:=[.B$2]*POWER(10; AVERAGE([.C$3:.C$24])*[.A6])" office:value-type="float" office:value="800.080089494964" calcext:value-type="float">
            <text:p>800.0800894949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7" calcext:value-type="float">
            <text:p>1217</text:p>
          </table:table-cell>
          <table:table-cell table:formula="of:=LOG([.B7]/[.B$2])/[.A7]" office:value-type="float" office:value="0.249037661867261" calcext:value-type="float">
            <text:p>0.249037661867261</text:p>
          </table:table-cell>
          <table:table-cell table:formula="of:=[.B$2]*POWER(10; AVERAGE([.C$3:.C$24])*[.A7])" office:value-type="float" office:value="1464.02075627613" calcext:value-type="float">
            <text:p>1464.020756276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3" calcext:value-type="float">
            <text:p>2433</text:p>
          </table:table-cell>
          <table:table-cell table:formula="of:=LOG([.B8]/[.B$2])/[.A8]" office:value-type="float" office:value="0.256439643129188" calcext:value-type="float">
            <text:p>0.256439643129188</text:p>
          </table:table-cell>
          <table:table-cell table:formula="of:=[.B$2]*POWER(10; AVERAGE([.C$3:.C$24])*[.A8])" office:value-type="float" office:value="2678.9277760434" calcext:value-type="float">
            <text:p>2678.9277760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65" calcext:value-type="float">
            <text:p>4865</text:p>
          </table:table-cell>
          <table:table-cell table:formula="of:=LOG([.B9]/[.B$2])/[.A9]" office:value-type="float" office:value="0.262002279697234" calcext:value-type="float">
            <text:p>0.262002279697234</text:p>
          </table:table-cell>
          <table:table-cell table:formula="of:=[.B$2]*POWER(10; AVERAGE([.C$3:.C$24])*[.A9])" office:value-type="float" office:value="4902.01658582443" calcext:value-type="float">
            <text:p>4902.01658582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29" calcext:value-type="float">
            <text:p>9729</text:p>
          </table:table-cell>
          <table:table-cell table:formula="of:=LOG([.B10]/[.B$2])/[.A10]" office:value-type="float" office:value="0.266333732929571" calcext:value-type="float">
            <text:p>0.266333732929571</text:p>
          </table:table-cell>
          <table:table-cell table:formula="of:=[.B$2]*POWER(10; AVERAGE([.C$3:.C$24])*[.A10])" office:value-type="float" office:value="8969.91954116364" calcext:value-type="float">
            <text:p>8969.919541163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57" calcext:value-type="float">
            <text:p>19457</text:p>
          </table:table-cell>
          <table:table-cell table:formula="of:=LOG([.B11]/[.B$2])/[.A11]" office:value-type="float" office:value="0.269801127187172" calcext:value-type="float">
            <text:p>0.269801127187172</text:p>
          </table:table-cell>
          <table:table-cell table:formula="of:=[.B$2]*POWER(10; AVERAGE([.C$3:.C$24])*[.A11])" office:value-type="float" office:value="16413.5422975966" calcext:value-type="float">
            <text:p>16413.54229759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913" calcext:value-type="float">
            <text:p>38913</text:p>
          </table:table-cell>
          <table:table-cell table:formula="of:=LOG([.B12]/[.B$2])/[.A12]" office:value-type="float" office:value="0.272639100638756" calcext:value-type="float">
            <text:p>0.272639100638756</text:p>
          </table:table-cell>
          <table:table-cell table:formula="of:=[.B$2]*POWER(10; AVERAGE([.C$3:.C$24])*[.A12])" office:value-type="float" office:value="30034.201479587" calcext:value-type="float">
            <text:p>30034.2014795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825" calcext:value-type="float">
            <text:p>77825</text:p>
          </table:table-cell>
          <table:table-cell table:formula="of:=LOG([.B13]/[.B$2])/[.A13]" office:value-type="float" office:value="0.275004543527338" calcext:value-type="float">
            <text:p>0.275004543527338</text:p>
          </table:table-cell>
          <table:table-cell table:formula="of:=[.B$2]*POWER(10; AVERAGE([.C$3:.C$24])*[.A13])" office:value-type="float" office:value="54957.8660207012" calcext:value-type="float">
            <text:p>54957.8660207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649" calcext:value-type="float">
            <text:p>155649</text:p>
          </table:table-cell>
          <table:table-cell table:formula="of:=LOG([.B14]/[.B$2])/[.A14]" office:value-type="float" office:value="0.277006286752617" calcext:value-type="float">
            <text:p>0.277006286752617</text:p>
          </table:table-cell>
          <table:table-cell table:formula="of:=[.B$2]*POWER(10; AVERAGE([.C$3:.C$24])*[.A14])" office:value-type="float" office:value="100564.25304339" calcext:value-type="float">
            <text:p>100564.253043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1297" calcext:value-type="float">
            <text:p>311297</text:p>
          </table:table-cell>
          <table:table-cell table:formula="of:=LOG([.B15]/[.B$2])/[.A15]" office:value-type="float" office:value="0.278722166309805" calcext:value-type="float">
            <text:p>0.278722166309805</text:p>
          </table:table-cell>
          <table:table-cell table:formula="of:=[.B$2]*POWER(10; AVERAGE([.C$3:.C$24])*[.A15])" office:value-type="float" office:value="184016.769980944" calcext:value-type="float">
            <text:p>184016.769980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593" calcext:value-type="float">
            <text:p>622593</text:p>
          </table:table-cell>
          <table:table-cell table:formula="of:=LOG([.B16]/[.B$2])/[.A16]" office:value-type="float" office:value="0.280209308429614" calcext:value-type="float">
            <text:p>0.280209308429614</text:p>
          </table:table-cell>
          <table:table-cell table:formula="of:=[.B$2]*POWER(10; AVERAGE([.C$3:.C$24])*[.A16])" office:value-type="float" office:value="336721.753599756" calcext:value-type="float">
            <text:p>336721.7535997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45185" calcext:value-type="float">
            <text:p>1245185</text:p>
          </table:table-cell>
          <table:table-cell table:formula="of:=LOG([.B17]/[.B$2])/[.A17]" office:value-type="float" office:value="0.281510579583078" calcext:value-type="float">
            <text:p>0.281510579583078</text:p>
          </table:table-cell>
          <table:table-cell table:formula="of:=[.B$2]*POWER(10; AVERAGE([.C$3:.C$24])*[.A17])" office:value-type="float" office:value="616147.86173584" calcext:value-type="float">
            <text:p>616147.86173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90369" calcext:value-type="float">
            <text:p>2490369</text:p>
          </table:table-cell>
          <table:table-cell table:formula="of:=LOG([.B18]/[.B$2])/[.A18]" office:value-type="float" office:value="0.282658770270803" calcext:value-type="float">
            <text:p>0.282658770270803</text:p>
          </table:table-cell>
          <table:table-cell table:formula="of:=[.B$2]*POWER(10; AVERAGE([.C$3:.C$24])*[.A18])" office:value-type="float" office:value="1127453.70164859" calcext:value-type="float">
            <text:p>1127453.701648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80737" calcext:value-type="float">
            <text:p>4980737</text:p>
          </table:table-cell>
          <table:table-cell table:formula="of:=LOG([.B19]/[.B$2])/[.A19]" office:value-type="float" office:value="0.283679389059601" calcext:value-type="float">
            <text:p>0.283679389059601</text:p>
          </table:table-cell>
          <table:table-cell table:formula="of:=[.B$2]*POWER(10; AVERAGE([.C$3:.C$24])*[.A19])" office:value-type="float" office:value="2063062.98910127" calcext:value-type="float">
            <text:p>2063062.98910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61473" calcext:value-type="float">
            <text:p>9961473</text:p>
          </table:table-cell>
          <table:table-cell table:formula="of:=LOG([.B20]/[.B$2])/[.A20]" office:value-type="float" office:value="0.284592576586284" calcext:value-type="float">
            <text:p>0.284592576586284</text:p>
          </table:table-cell>
          <table:table-cell table:formula="of:=[.B$2]*POWER(10; AVERAGE([.C$3:.C$24])*[.A20])" office:value-type="float" office:value="3775080.86653662" calcext:value-type="float">
            <text:p>3775080.866536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22945" calcext:value-type="float">
            <text:p>19922945</text:p>
          </table:table-cell>
          <table:table-cell table:formula="of:=LOG([.B21]/[.B$2])/[.A21]" office:value-type="float" office:value="0.285414446450233" calcext:value-type="float">
            <text:p>0.285414446450233</text:p>
          </table:table-cell>
          <table:table-cell table:formula="of:=[.B$2]*POWER(10; AVERAGE([.C$3:.C$24])*[.A21])" office:value-type="float" office:value="6907804.37833318" calcext:value-type="float">
            <text:p>6907804.378333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845889" calcext:value-type="float">
            <text:p>39845889</text:p>
          </table:table-cell>
          <table:table-cell table:formula="of:=LOG([.B22]/[.B$2])/[.A22]" office:value-type="float" office:value="0.286158043512823" calcext:value-type="float">
            <text:p>0.286158043512823</text:p>
          </table:table-cell>
          <table:table-cell table:formula="of:=[.B$2]*POWER(10; AVERAGE([.C$3:.C$24])*[.A22])" office:value-type="float" office:value="12640195.8040959" calcext:value-type="float">
            <text:p>12640195.80409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691777" calcext:value-type="float">
            <text:p>79691777</text:p>
          </table:table-cell>
          <table:table-cell table:formula="of:=LOG([.B23]/[.B$2])/[.A23]" office:value-type="float" office:value="0.286834041090163" calcext:value-type="float">
            <text:p>0.286834041090163</text:p>
          </table:table-cell>
          <table:table-cell table:formula="of:=[.B$2]*POWER(10; AVERAGE([.C$3:.C$24])*[.A23])" office:value-type="float" office:value="23129570.7311905" calcext:value-type="float">
            <text:p>23129570.7311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9383553" calcext:value-type="float">
            <text:p>159383553</text:p>
          </table:table-cell>
          <table:table-cell table:formula="of:=LOG([.B24]/[.B$2])/[.A24]" office:value-type="float" office:value="0.287451256387945" calcext:value-type="float">
            <text:p>0.287451256387945</text:p>
          </table:table-cell>
          <table:table-cell table:formula="of:=[.B$2]*POWER(10; AVERAGE([.C$3:.C$24])*[.A24])" office:value-type="float" office:value="42323477.4603561" calcext:value-type="float">
            <text:p>42323477.46035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[.B$2]*POWER(10; AVERAGE([.C$3:.C$24])*[.A25])" office:value-type="float" office:value="77445308.6551113" calcext:value-type="float">
            <text:p>77445308.65511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[.B$2]*POWER(10; AVERAGE([.C$3:.C$24])*[.A26])" office:value-type="float" office:value="141712737.057193" calcext:value-type="float">
            <text:p>141712737.0571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[.B$2]*POWER(10; AVERAGE([.C$3:.C$24])*[.A27])" office:value-type="float" office:value="259312025.389101" calcext:value-type="float">
            <text:p>259312025.389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B$2]*POWER(10; AVERAGE([.C$3:.C$24])*[.A28])" office:value-type="float" office:value="474500231.297204" calcext:value-type="float">
            <text:p>474500231.2972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[.B$2]*POWER(10; AVERAGE([.C$3:.C$24])*[.A29])" office:value-type="float" office:value="868260811.133842" calcext:value-type="float">
            <text:p>868260811.133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[.B$2]*POWER(10; AVERAGE([.C$3:.C$24])*[.A30])" office:value-type="float" office:value="1588780755.89094" calcext:value-type="float">
            <text:p>1588780755.890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B$2]*POWER(10; AVERAGE([.C$3:.C$24])*[.A31])" office:value-type="float" office:value="2907218957.62295" calcext:value-type="float">
            <text:p>2907218957.622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[.B$2]*POWER(10; AVERAGE([.C$3:.C$24])*[.A32])" office:value-type="float" office:value="5319753550.78032" calcext:value-type="float">
            <text:p>5319753550.780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[.B$2]*POWER(10; AVERAGE([.C$3:.C$24])*[.A33])" office:value-type="float" office:value="9734312500.55508" calcext:value-type="float">
            <text:p>9734312500.555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[.B$2]*POWER(10; AVERAGE([.C$3:.C$24])*[.A34])" office:value-type="float" office:value="17812261217.3573" calcext:value-type="float">
            <text:p>17812261217.35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[.B$2]*POWER(10; AVERAGE([.C$3:.C$24])*[.A35])" office:value-type="float" office:value="32593637163.105" calcext:value-type="float">
            <text:p>32593637163.1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[.B$2]*POWER(10; AVERAGE([.C$3:.C$24])*[.A36])" office:value-type="float" office:value="59641230866.5748" calcext:value-type="float">
            <text:p>59641230866.57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[.B$2]*POWER(10; AVERAGE([.C$3:.C$24])*[.A37])" office:value-type="float" office:value="109134074282.037" calcext:value-type="float">
            <text:p>109134074282.0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[.B$2]*POWER(10; AVERAGE([.C$3:.C$24])*[.A38])" office:value-type="float" office:value="199698195297.847" calcext:value-type="float">
            <text:p>199698195297.8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[.B$2]*POWER(10; AVERAGE([.C$3:.C$24])*[.A39])" office:value-type="float" office:value="365416296125.408" calcext:value-type="float">
            <text:p>365416296125.4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B$2]*POWER(10; AVERAGE([.C$3:.C$24])*[.A40])" office:value-type="float" office:value="668654362523.68" calcext:value-type="float">
            <text:p>668654362523.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B$2]*POWER(10; AVERAGE([.C$3:.C$24])*[.A41])" office:value-type="float" office:value="1223532341777.41" calcext:value-type="float">
            <text:p>1223532341777.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[.D41]/1024/1024/1024/1024" office:value-type="float" office:value="1.11279618229438" calcext:value-type="float">
            <text:p>1.112796182294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l" fo:country="S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6:41:37.807570582</meta:creation-date>
    <dc:date>2021-12-14T18:10:29.834713940</dc:date>
    <meta:editing-duration>PT1H7M51S</meta:editing-duration>
    <meta:editing-cycles>2</meta:editing-cycles>
    <meta:generator>LibreOffice/7.2.2.2$Linux_X86_64 LibreOffice_project/20$Build-2</meta:generator>
    <meta:document-statistic meta:table-count="1" meta:cell-count="1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46cm" svg:height="14.769cm" xlink:href=".." xlink:type="simple" chart:class="chart:line" chart:column-mapping="0 1" chart:style-name="ch1">
        <chart:title svg:x="5.99cm" svg:y="0.431cm" chart:style-name="ch2">
          <text:p>Polymer length vs. polymerization step</text:p>
        </chart:title>
        <chart:legend chart:legend-position="end" svg:x="16.941cm" svg:y="6.836cm" style:legend-expansion="high" chart:style-name="ch3"/>
        <chart:plot-area chart:style-name="ch4" table:cell-range-address="Sheet1.B1:Sheet1.B41 Sheet1.D1:Sheet1.D41" chart:data-source-has-labels="row" svg:x="1.407cm" svg:y="1.505cm" svg:width="15.138cm" svg:height="11.988cm">
          <chart:coordinate-region svg:x="4.436cm" svg:y="1.705cm" svg:width="12.109cm" svg:height="10.996cm"/>
          <chart:axis chart:dimension="x" chart:name="primary-x" chart:style-name="ch5">
            <chart:title svg:x="7.503cm" svg:y="13.788cm" chart:style-name="ch6">
              <text:p>Polymerization step</text:p>
            </chart:title>
            <chart:grid chart:style-name="ch7" chart:class="major"/>
          </chart:axis>
          <chart:axis chart:dimension="y" chart:name="primary-y" chart:style-name="ch8">
            <chart:title svg:x="0.451cm" svg:y="8.641cm" chart:style-name="ch9">
              <text:p>Polymer length</text:p>
            </chart:title>
            <chart:grid chart:style-name="ch7" chart:class="major"/>
          </chart:axis>
          <chart:series chart:style-name="ch10" chart:values-cell-range-address="Sheet1.B2:Sheet1.B41" chart:label-cell-address="Sheet1.B1:Sheet1.B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uted</text:p>
                <draw:g>
                  <svg:desc>Sheet1.B1:Sheet1.B1</svg:desc>
                </draw:g>
              </table:table-cell>
              <table:table-cell office:value-type="string">
                <text:p>Estimat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>39</text:p>
                <draw:g>
                  <svg:desc>Sheet1.B2:Sheet1.B41</svg:desc>
                </draw:g>
              </table:table-cell>
              <table:table-cell office:value-type="float" office:value="71.3638674983284">
                <text:p>71.3638674983284</text:p>
                <draw:g>
                  <svg:desc>Sheet1.D2:Sheet1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">
                <text:p>77</text:p>
              </table:table-cell>
              <table:table-cell office:value-type="float" office:value="130.584656008179">
                <text:p>130.584656008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238.949386889293">
                <text:p>238.949386889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">
                <text:p>305</text:p>
              </table:table-cell>
              <table:table-cell office:value-type="float" office:value="437.239804737804">
                <text:p>437.239804737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">
                <text:p>609</text:p>
              </table:table-cell>
              <table:table-cell office:value-type="float" office:value="800.080089494964">
                <text:p>800.080089494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7">
                <text:p>1217</text:p>
              </table:table-cell>
              <table:table-cell office:value-type="float" office:value="1464.02075627613">
                <text:p>1464.02075627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3">
                <text:p>2433</text:p>
              </table:table-cell>
              <table:table-cell office:value-type="float" office:value="2678.9277760434">
                <text:p>2678.9277760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65">
                <text:p>4865</text:p>
              </table:table-cell>
              <table:table-cell office:value-type="float" office:value="4902.01658582443">
                <text:p>4902.01658582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29">
                <text:p>9729</text:p>
              </table:table-cell>
              <table:table-cell office:value-type="float" office:value="8969.91954116364">
                <text:p>8969.9195411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57">
                <text:p>19457</text:p>
              </table:table-cell>
              <table:table-cell office:value-type="float" office:value="16413.5422975966">
                <text:p>16413.5422975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913">
                <text:p>38913</text:p>
              </table:table-cell>
              <table:table-cell office:value-type="float" office:value="30034.201479587">
                <text:p>30034.201479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825">
                <text:p>77825</text:p>
              </table:table-cell>
              <table:table-cell office:value-type="float" office:value="54957.8660207012">
                <text:p>54957.8660207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649">
                <text:p>155649</text:p>
              </table:table-cell>
              <table:table-cell office:value-type="float" office:value="100564.25304339">
                <text:p>100564.253043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1297">
                <text:p>311297</text:p>
              </table:table-cell>
              <table:table-cell office:value-type="float" office:value="184016.769980944">
                <text:p>184016.769980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2593">
                <text:p>622593</text:p>
              </table:table-cell>
              <table:table-cell office:value-type="float" office:value="336721.753599756">
                <text:p>336721.753599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5185">
                <text:p>1245185</text:p>
              </table:table-cell>
              <table:table-cell office:value-type="float" office:value="616147.86173584">
                <text:p>616147.86173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369">
                <text:p>2490369</text:p>
              </table:table-cell>
              <table:table-cell office:value-type="float" office:value="1127453.70164859">
                <text:p>1127453.70164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80737">
                <text:p>4980737</text:p>
              </table:table-cell>
              <table:table-cell office:value-type="float" office:value="2063062.98910127">
                <text:p>2063062.98910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61473">
                <text:p>9961473</text:p>
              </table:table-cell>
              <table:table-cell office:value-type="float" office:value="3775080.86653662">
                <text:p>3775080.866536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22945">
                <text:p>19922945</text:p>
              </table:table-cell>
              <table:table-cell office:value-type="float" office:value="6907804.37833318">
                <text:p>6907804.37833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845889">
                <text:p>39845889</text:p>
              </table:table-cell>
              <table:table-cell office:value-type="float" office:value="12640195.8040959">
                <text:p>12640195.8040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691777">
                <text:p>79691777</text:p>
              </table:table-cell>
              <table:table-cell office:value-type="float" office:value="23129570.7311905">
                <text:p>23129570.731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383553">
                <text:p>159383553</text:p>
              </table:table-cell>
              <table:table-cell office:value-type="float" office:value="42323477.4603561">
                <text:p>42323477.46035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77445308.6551113">
                <text:p>77445308.6551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141712737.057193">
                <text:p>141712737.057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59312025.389101">
                <text:p>259312025.389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474500231.297204">
                <text:p>474500231.2972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868260811.133842">
                <text:p>868260811.1338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588780755.89094">
                <text:p>1588780755.890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907218957.62295">
                <text:p>2907218957.62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5319753550.78032">
                <text:p>5319753550.78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9734312500.55508">
                <text:p>9734312500.555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7812261217.3573">
                <text:p>17812261217.3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2593637163.105">
                <text:p>32593637163.1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9641230866.5748">
                <text:p>59641230866.5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09134074282.037">
                <text:p>109134074282.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99698195297.847">
                <text:p>199698195297.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65416296125.408">
                <text:p>365416296125.4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668654362523.68">
                <text:p>668654362523.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223532341777.41">
                <text:p>122353234177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